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7e1" officeooo:paragraph-rsid="0019e7e1"/>
    </style:style>
    <style:style style:name="P2" style:family="paragraph" style:parent-style-name="Standard">
      <style:text-properties style:text-position="0% 100%" fo:font-size="14pt" fo:font-weight="bold" officeooo:rsid="0019e7e1" officeooo:paragraph-rsid="0019e7e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2pt" fo:font-weight="normal" officeooo:rsid="001b62c9" officeooo:paragraph-rsid="001b62c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9e7e1" officeooo:paragraph-rsid="0019e7e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9e7e1" officeooo:paragraph-rsid="0019e7e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3pt" fo:font-weight="normal" officeooo:rsid="0019e7e1" officeooo:paragraph-rsid="0019e7e1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3465a4" officeooo:rsid="0019e7e1" officeooo:paragraph-rsid="0019e7e1"/>
    </style:style>
    <style:style style:name="P10" style:family="paragraph" style:parent-style-name="Standard">
      <style:text-properties fo:color="#3465a4" officeooo:rsid="00216796" officeooo:paragraph-rsid="00216796"/>
    </style:style>
    <style:style style:name="P11" style:family="paragraph" style:parent-style-name="Standard">
      <style:text-properties fo:color="#c9211e"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officeooo:rsid="00216796" officeooo:paragraph-rsid="00216796"/>
    </style:style>
    <style:style style:name="P13" style:family="paragraph" style:parent-style-name="Standard">
      <style:text-properties fo:color="#5983b0" officeooo:rsid="00216796" officeooo:paragraph-rsid="00216796"/>
    </style:style>
    <style:style style:name="P14" style:family="paragraph" style:parent-style-name="Standard">
      <style:text-properties fo:color="#5983b0" officeooo:rsid="0019e7e1" officeooo:paragraph-rsid="0019e7e1"/>
    </style:style>
    <style:style style:name="P15" style:family="paragraph" style:parent-style-name="Standard">
      <style:text-properties fo:color="#5983b0" officeooo:rsid="00251481" officeooo:paragraph-rsid="00251481"/>
    </style:style>
    <style:style style:name="P16" style:family="paragraph" style:parent-style-name="Standard">
      <style:text-properties style:use-window-font-color="true" officeooo:rsid="002263d5" officeooo:paragraph-rsid="002263d5"/>
    </style:style>
    <style:style style:name="P17" style:family="paragraph" style:parent-style-name="Standard">
      <style:text-properties style:use-window-font-color="true" fo:font-style="italic" officeooo:rsid="002263d5" officeooo:paragraph-rsid="002263d5" fo:background-color="#41190d" style:font-style-asian="italic" style:font-style-complex="italic"/>
    </style:style>
    <style:style style:name="P18" style:family="paragraph" style:parent-style-name="Standard">
      <style:text-properties style:use-window-font-color="true" officeooo:rsid="00243e28" officeooo:paragraph-rsid="00243e28" fo:background-color="#ffe994"/>
    </style:style>
    <style:style style:name="P19" style:family="paragraph" style:parent-style-name="Standard">
      <style:text-properties style:use-window-font-color="true" officeooo:rsid="00243e28" officeooo:paragraph-rsid="00243e28" fo:background-color="transparent"/>
    </style:style>
    <style:style style:name="P20" style:family="paragraph" style:parent-style-name="Standard">
      <style:text-properties fo:color="#f10d0c" fo:font-style="normal" officeooo:rsid="002263d5" officeooo:paragraph-rsid="002263d5" fo:background-color="transparent" style:font-style-asian="normal" style:font-style-complex="normal"/>
    </style:style>
    <style:style style:name="T1" style:family="text">
      <style:text-properties officeooo:rsid="00216796"/>
    </style:style>
    <style:style style:name="T2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DejaVu Sans Mono" fo:font-size="9pt" fo:font-weight="normal" style:font-size-asian="9pt" style:font-weight-asian="normal"/>
    </style:style>
    <style:style style:name="T4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style:font-name="DejaVu Sans Mono" fo:font-size="9pt" fo:font-weight="normal" style:font-size-asian="9pt" style:font-weight-asian="normal"/>
    </style:style>
    <style:style style:name="T6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ffc66d" style:font-name="DejaVu Sans Mono" fo:font-size="9pt" fo:font-weight="normal" style:font-size-asian="9pt" style:font-weight-asian="normal"/>
    </style:style>
    <style:style style:name="T8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808080" style:font-name="DejaVu Sans Mono" fo:font-size="9pt" fo:font-weight="normal" style:font-size-asian="9pt" style:font-weight-asian="normal"/>
    </style:style>
    <style:style style:name="T10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6a8759" style:font-name="DejaVu Sans Mono" fo:font-size="9pt" fo:font-weight="normal" style:font-size-asian="9pt" style:font-weight-asian="normal"/>
    </style:style>
    <style:style style:name="T12" style:family="text">
      <style:text-properties style:font-name="DejaVu Sans Mono" fo:font-size="9pt" fo:font-weight="normal" style:font-size-asian="9pt" style:font-weight-asian="normal"/>
    </style:style>
    <style:style style:name="T13" style:family="text">
      <style:text-properties style:font-name="DejaVu Sans Mono" fo:font-size="9pt" fo:font-weight="normal" style:font-size-asian="9pt" style:font-weight-asian="normal"/>
    </style:style>
    <style:style style:name="T14" style:family="text">
      <style:text-properties style:font-name="DejaVu Sans Mono" fo:font-size="9pt" fo:font-weight="normal" style:font-size-asian="9pt" style:font-weight-asian="normal"/>
    </style:style>
    <style:style style:name="T15" style:family="text">
      <style:text-properties style:font-name="DejaVu Sans Mono" fo:font-size="9pt" fo:font-weight="normal" style:font-size-asian="9pt" style:font-weight-asian="normal"/>
    </style:style>
    <style:style style:name="T16" style:family="text">
      <style:text-properties style:font-name="DejaVu Sans Mono" fo:font-size="9pt" fo:font-weight="normal" style:font-size-asian="9pt" style:font-weight-asian="normal"/>
    </style:style>
    <style:style style:name="T17" style:family="text">
      <style:text-properties fo:color="#aa4926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f10d0c"/>
    </style:style>
    <style:style style:name="T19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4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5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6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7" style:family="text">
      <style:text-properties fo:color="#f10d0c" style:font-name="DejaVu Sans Mono" fo:font-size="9pt" fo:font-style="normal" fo:font-weight="bold" style:font-size-asian="9pt" style:font-style-asian="normal" style:font-weight-asian="bold" style:font-weight-complex="bold"/>
    </style:style>
    <style:style style:name="T28" style:family="text">
      <style:text-properties fo:color="#f10d0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Commands</text:p>
      <text:p text:style-name="P4">git config --global user.name "Anand"</text:p>
      <text:p text:style-name="P4">git config --global user.email "ajkadakkal@gmail.com"</text:p>
      <text:p text:style-name="P4">git config --global core.editor "nano"</text:p>
      <text:p text:style-name="P4">git config --global color.ui true</text:p>
      <text:p text:style-name="P4">git config --list</text:p>
      <text:p text:style-name="P2"/>
      <text:p text:style-name="P8">nano .gitignore</text:p>
      <text:p text:style-name="P2"/>
      <text:p text:style-name="P5">git init</text:p>
      <text:p text:style-name="P6">git add .</text:p>
      <text:p text:style-name="P6">git commit -m "Initial Commit"</text:p>
      <text:p text:style-name="P6">git status</text:p>
      <text:p text:style-name="P6"/>
      <text:p text:style-name="P6">//<text:span text:style-name="T1">remove remote</text:span></text:p>
      <text:p text:style-name="P11">git remote rm origin</text:p>
      <text:p text:style-name="P7"/>
      <text:p text:style-name="P6">git remote add origin <text:a xlink:type="simple" xlink:href="https://github.com/aj2460/blog-tut.git" text:style-name="Internet_20_link" text:visited-style-name="Visited_20_Internet_20_Link">https://github.com/aj2460/blog-tut.git</text:a></text:p>
      <text:p text:style-name="P6">git push -u origin master</text:p>
      <text:p text:style-name="P2"/>
      <text:p text:style-name="P2">Blog - <text:s/>Tutorial</text:p>
      <text:p text:style-name="P1"/>
      <text:p text:style-name="P1">Start a new Project on PyCharm (Blog<text:span text:style-name="T1">Project</text:span>)</text:p>
      <text:p text:style-name="P1"/>
      <text:p text:style-name="P1">In pycharm terminal type-</text:p>
      <text:p text:style-name="P9">pip install django</text:p>
      <text:p text:style-name="P1"/>
      <text:p text:style-name="P1">Create a django project <text:span text:style-name="T1">called blogApp</text:span></text:p>
      <text:p text:style-name="P9">django-admin startproject blog<text:span text:style-name="T1">App</text:span></text:p>
      <text:p text:style-name="P9"/>
      <text:p text:style-name="P12">Run server</text:p>
      <text:p text:style-name="P10">python manage.py runserver</text:p>
      <text:p text:style-name="P9"/>
      <text:p text:style-name="P12">create a App called blog</text:p>
      <text:p text:style-name="P13">python manage.py startapp blog</text:p>
      <text:p text:style-name="P13"/>
      <text:p text:style-name="P13"/>
      <text:p text:style-name="P16">Edit the views.py in blog app folder</text:p>
      <text:p text:style-name="P20"><text:span text:style-name="T12">from </text:span><text:span text:style-name="T12">django.shortcuts </text:span><text:span text:style-name="T12">import </text:span><text:span text:style-name="T12">render</text:span><text:line-break/><text:span text:style-name="T12">from </text:span><text:span text:style-name="T12">django.http </text:span><text:span text:style-name="T12">import </text:span><text:span text:style-name="T12">HttpResponse</text:span><text:line-break/><text:line-break/><text:span text:style-name="T12">def </text:span><text:span text:style-name="T12">home</text:span><text:span text:style-name="T12">(</text:span><text:span text:style-name="T12">request</text:span><text:span text:style-name="T12">):</text:span><text:line-break/><text:span text:style-name="T12"> <text:s text:c="3"/></text:span><text:span text:style-name="T12">return </text:span><text:span text:style-name="T12">HttpResponse(</text:span><text:span text:style-name="T12">'&lt;h1&gt; Blog Home &lt;/h1&gt;'</text:span><text:span text:style-name="T12">)</text:span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9">Add a new file called urls.py in blog directory</text:p>
      <text:p text:style-name="P18"><text:span text:style-name="T23">from </text:span><text:span text:style-name="T23">django.urls </text:span><text:span text:style-name="T23">import </text:span><text:span text:style-name="T23">path</text:span><text:span text:style-name="T28"><text:line-break/></text:span><text:span text:style-name="T23">from </text:span><text:span text:style-name="T23">. </text:span><text:span text:style-name="T23">import </text:span><text:span text:style-name="T23">views</text:span><text:span text:style-name="T28"><text:line-break/><text:line-break/></text:span><text:span text:style-name="T23">urlpatterns = [</text:span><text:span text:style-name="T28"><text:line-break/></text:span><text:span text:style-name="T23"> <text:s text:c="3"/>path(</text:span><text:span text:style-name="T23">''</text:span><text:span text:style-name="T23">, </text:span><text:span text:style-name="T23">views.home</text:span><text:span text:style-name="T23">, </text:span><text:span text:style-name="T23">name</text:span><text:span text:style-name="T23">=</text:span><text:span text:style-name="T23">'blog-home'</text:span><text:span text:style-name="T23">)</text:span><text:span text:style-name="T23">,</text:span><text:line-break/><text:span text:style-name="T4">]</text:span></text:p>
      <text:p text:style-name="P18"/>
      <text:p text:style-name="P15"><text:soft-page-break/>Edit the main urls.py in blogApp</text:p>
      <text:p text:style-name="P15"><text:span text:style-name="T19">from </text:span><text:span text:style-name="T19">django.contrib </text:span><text:span text:style-name="T19">import </text:span><text:span text:style-name="T19">admin</text:span><text:span text:style-name="T18"><text:line-break/></text:span><text:span text:style-name="T19">from </text:span><text:span text:style-name="T19">django.urls </text:span><text:span text:style-name="T19">import </text:span><text:span text:style-name="T19">path</text:span><text:span text:style-name="T19">, </text:span><text:span text:style-name="T27">include</text:span><text:span text:style-name="T18"><text:line-break/><text:line-break/></text:span><text:span text:style-name="T19">urlpatterns = [</text:span><text:span text:style-name="T18"><text:line-break/></text:span><text:span text:style-name="T19"> <text:s text:c="3"/>path(</text:span><text:span text:style-name="T19">'admin/'</text:span><text:span text:style-name="T19">, </text:span><text:span text:style-name="T19">admin.site.urls)</text:span><text:span text:style-name="T19">,</text:span><text:span text:style-name="T18"><text:line-break/></text:span><text:span text:style-name="T19"> <text:s text:c="3"/></text:span><text:span text:style-name="T19">path(</text:span><text:span text:style-name="T19">'blog/'</text:span><text:span text:style-name="T19">, </text:span><text:span text:style-name="T19">include(blog.urls))</text:span><text:span text:style-name="T19">,</text:span></text:p>
      <text:p text:style-name="P15"><text:span text:style-name="T19"/></text:p>
      <text:p text:style-name="P15"><text:line-break/><text:span text:style-name="T4">]</text:span><text:line-break/></text:p>
      <text:p text:style-name="P15"/>
      <text:p text:style-name="P14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45:24.970092844</meta:creation-date>
    <dc:date>2019-03-02T13:44:29.206289689</dc:date>
    <meta:editing-duration>PT2H7M27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2" meta:paragraph-count="32" meta:word-count="169" meta:character-count="1178" meta:non-whitespace-character-count="1024"/>
  </office:meta>
</office:document-meta>
</file>